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>
        <style:tab-stops>
          <style:tab-stop style:type="left" style:position="2.1597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2.42212in, 3.9134in, 1.63204in, 2.1636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5398in" svg:height="2.8634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P2"><text:tab/><draw:frame draw:style-name="a1" draw:name="Imagen 2" text:anchor-type="as-char" svg:x="0in" svg:y="0in" svg:width="5.90556in" svg:height="3.3222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09-30T16:59:00Z</meta:creation-date>
    <dc:date>2020-09-30T18:41:00Z</dc:date>
    <meta:template xlink:href="Normal" xlink:type="simple"/>
    <meta:editing-cycles>1</meta:editing-cycles>
    <meta:editing-duration>PT6120S</meta:editing-duration>
    <meta:document-statistic meta:page-count="1" meta:paragraph-count="1" meta:word-count="1" meta:character-count="6" meta:row-count="1" meta:non-whitespace-character-count="6"/>
  </office:meta>
</office:document-meta>
</file>